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cm" svg:stroke-color="#00000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width="0.06cm" svg:stroke-color="#000000" draw:marker-start-width="0.29cm" draw:marker-end-width="0.29cm" draw:fill="solid" draw:fill-color="#aecf00" draw:textarea-horizontal-align="justify" draw:textarea-vertical-align="middle" draw:auto-grow-height="false" fo:padding-top="0.155cm" fo:padding-bottom="0.155cm" fo:padding-left="0.28cm" fo:padding-right="0.28cm"/>
    </style:style>
    <style:style style:name="gr3" style:family="graphic" style:parent-style-name="standard">
      <style:graphic-properties svg:stroke-width="0.06cm" svg:stroke-color="#000000" draw:marker-start-width="0.29cm" draw:marker-end-width="0.29cm" draw:fill="solid" draw:fill-color="#4b1f6f" draw:textarea-horizontal-align="justify" draw:textarea-vertical-align="middle" draw:auto-grow-height="false" fo:padding-top="0.155cm" fo:padding-bottom="0.155cm" fo:padding-left="0.28cm" fo:padding-right="0.28cm"/>
    </style:style>
    <style:style style:name="gr4" style:family="graphic" style:parent-style-name="standard">
      <style:graphic-properties svg:stroke-width="0.06cm" svg:stroke-color="#000000" draw:marker-start-width="0.29cm" draw:marker-end-width="0.29cm" draw:fill="solid" draw:fill-color="#c5000b" draw:textarea-horizontal-align="justify" draw:textarea-vertical-align="middle" draw:auto-grow-height="false" fo:padding-top="0.155cm" fo:padding-bottom="0.155cm" fo:padding-left="0.28cm" fo:padding-right="0.28cm"/>
    </style:style>
    <style:style style:name="gr5" style:family="graphic" style:parent-style-name="standard">
      <style:graphic-properties svg:stroke-width="0.06cm" svg:stroke-color="#000000" draw:marker-start-width="0.29cm" draw:marker-end-width="0.29cm" draw:fill="solid" draw:fill-color="#0084d1" draw:textarea-horizontal-align="justify" draw:textarea-vertical-align="middle" draw:auto-grow-height="false" fo:padding-top="0.155cm" fo:padding-bottom="0.155cm" fo:padding-left="0.28cm" fo:padding-right="0.28cm"/>
    </style:style>
    <style:style style:name="gr6" style:family="graphic" style:parent-style-name="standard">
      <style:graphic-properties svg:stroke-width="0.06cm" svg:stroke-color="#000000" draw:marker-start-width="0.29cm" draw:marker-end-width="0.29cm" draw:fill="solid" draw:fill-color="#ff950e" draw:textarea-horizontal-align="justify" draw:textarea-vertical-align="middle" draw:auto-grow-height="false" fo:padding-top="0.155cm" fo:padding-bottom="0.155cm" fo:padding-left="0.28cm" fo:padding-right="0.28cm"/>
    </style:style>
    <style:style style:name="gr7" style:family="graphic" style:parent-style-name="standard">
      <style:graphic-properties svg:stroke-width="0.06cm" svg:stroke-color="#000000" draw:marker-start-width="0.29cm" draw:marker-end-width="0.29cm" draw:fill="solid" draw:fill-color="#008000" draw:textarea-horizontal-align="justify" draw:textarea-vertical-align="middle" draw:auto-grow-height="false" fo:padding-top="0.155cm" fo:padding-bottom="0.155cm" fo:padding-left="0.28cm" fo:padding-right="0.28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10" style:family="graphic" style:parent-style-name="standard">
      <style:graphic-properties svg:stroke-width="0.06cm" svg:stroke-color="#000000" draw:marker-start-width="0.29cm" draw:marker-end-width="0.29cm" draw:fill="solid" draw:fill-color="#808000" draw:textarea-horizontal-align="justify" draw:textarea-vertical-align="middle" draw:auto-grow-height="false" fo:padding-top="0.155cm" fo:padding-bottom="0.155cm" fo:padding-left="0.28cm" fo:padding-right="0.28cm"/>
    </style:style>
    <style:style style:name="gr11" style:family="graphic" style:parent-style-name="standard">
      <style:graphic-properties draw:fill="solid" draw:fill-color="#666600" draw:textarea-horizontal-align="justify" draw:textarea-vertical-align="middle" draw:auto-grow-height="false"/>
    </style:style>
    <style:style style:name="gr12" style:family="graphic" style:parent-style-name="standard">
      <style:graphic-properties svg:stroke-width="0.06cm" svg:stroke-color="#000000" draw:marker-start-width="0.29cm" draw:marker-end-width="0.29cm" draw:fill="solid" draw:fill-color="#008080" draw:textarea-horizontal-align="justify" draw:textarea-vertical-align="middle" draw:auto-grow-height="false" fo:padding-top="0.155cm" fo:padding-bottom="0.155cm" fo:padding-left="0.28cm" fo:padding-right="0.28cm"/>
    </style:style>
    <style:style style:name="gr13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Monospace" style:font-pitch="fixed"/>
    </style:style>
    <style:style style:name="P3" style:family="paragraph">
      <style:paragraph-properties fo:text-align="center"/>
      <style:text-properties fo:color="#ffffff" fo:text-shadow="1pt 1pt" fo:font-weight="bold" style:font-weight-asian="bold" style:font-weight-complex="bold"/>
    </style:style>
    <style:style style:name="T1" style:family="text">
      <style:text-properties fo:font-family="Monospace" style:font-pitch="fixed"/>
    </style:style>
    <style:style style:name="T2" style:family="text">
      <style:text-properties fo:color="#ffffff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0.9cm" svg:height="1.4cm" svg:x="-0.9cm" svg:y="6.1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0.1cm" svg:y="6.1cm">
          <text:p text:style-name="P1">3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1.1cm" svg:y="6.1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2.1cm" svg:y="6.1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3.1cm" svg:y="6.1cm">
          <text:p text:style-name="P1">2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4.1cm" svg:y="6.1cm">
          <text:p text:style-name="P1">2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5.1cm" svg:y="6.1cm">
          <text:p text:style-name="P1">2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6.1cm" svg:y="6.1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7.1cm" svg:y="6.1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8.1cm" svg:y="6.1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9.1cm" svg:y="6.1cm">
          <text:p text:style-name="P1">2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10.1cm" svg:y="6.1cm">
          <text:p text:style-name="P1">2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11.1cm" svg:y="6.1cm">
          <text:p text:style-name="P1">1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12.1cm" svg:y="6.1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13.1cm" svg:y="6.1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14.1cm" svg:y="6.1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15.1cm" svg:y="6.1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16.1cm" svg:y="6.1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17.1cm" svg:y="6.1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18.1cm" svg:y="6.1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19.1cm" svg:y="6.1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20.1cm" svg:y="6.1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21.1cm" svg:y="6.1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22.1cm" svg:y="6.1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23.1cm" svg:y="6.1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24.1cm" svg:y="6.1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25.1cm" svg:y="6.1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26.1cm" svg:y="6.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27.1cm" svg:y="6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28.1cm" svg:y="6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29.1cm" svg:y="6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30.1cm" svg:y="6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-0.9cm" svg:y="7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0.1cm" svg:y="7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1.1cm" svg:y="7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2.1cm" svg:y="7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3.1cm" svg:y="7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4.1cm" svg:y="7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1.4cm" svg:x="5.1cm" svg:y="7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1.4cm" svg:x="6.1cm" svg:y="7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1.4cm" svg:x="7.1cm" svg:y="7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1.4cm" svg:x="8.1cm" svg:y="7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1.4cm" svg:x="9.1cm" svg:y="7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1.4cm" svg:x="10.1cm" svg:y="7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1.4cm" svg:x="11.1cm" svg:y="7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1.4cm" svg:x="12.1cm" svg:y="7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1.4cm" svg:x="13.1cm" svg:y="7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1.4cm" svg:x="14.1cm" svg:y="7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cm" svg:height="1.4cm" svg:x="15.1cm" svg:y="7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cm" svg:height="1.4cm" svg:x="16.1cm" svg:y="7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cm" svg:height="1.4cm" svg:x="17.1cm" svg:y="7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cm" svg:height="1.4cm" svg:x="18.1cm" svg:y="7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cm" svg:height="1.4cm" svg:x="19.1cm" svg:y="7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cm" svg:height="1.4cm" svg:x="20.1cm" svg:y="7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cm" svg:height="1.4cm" svg:x="21.1cm" svg:y="7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cm" svg:height="1.4cm" svg:x="22.1cm" svg:y="7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cm" svg:height="1.4cm" svg:x="23.1cm" svg:y="7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cm" svg:height="1.4cm" svg:x="24.1cm" svg:y="7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9cm" svg:height="1.4cm" svg:x="25.1cm" svg:y="7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9cm" svg:height="1.4cm" svg:x="26.1cm" svg:y="7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9cm" svg:height="1.4cm" svg:x="27.1cm" svg:y="7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9cm" svg:height="1.4cm" svg:x="28.1cm" svg:y="7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9cm" svg:height="1.4cm" svg:x="29.1cm" svg:y="7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9cm" svg:height="1.4cm" svg:x="30.1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9cm" svg:height="1.2cm" svg:x="-0.9cm" svg:y="9.1cm">
          <text:p text:style-name="P2"><text:span text:style-name="T1">Opcode(31:26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9cm" svg:height="1.2cm" svg:x="5.1cm" svg:y="9.1cm">
          <text:p text:style-name="P2"><text:span text:style-name="T1">rs(25:21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9cm" svg:height="1.2cm" svg:x="10.1cm" svg:y="9.1cm">
          <text:p text:style-name="P2"><text:span text:style-name="T1">rt(20:16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9cm" svg:height="1.2cm" svg:x="15.1cm" svg:y="9.1cm">
          <text:p text:style-name="P2"><text:span text:style-name="T1">rd(15:11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9cm" svg:height="1.2cm" svg:x="20.1cm" svg:y="9.1cm">
          <text:p text:style-name="P2"><text:span text:style-name="T1">shamt(10:6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9cm" svg:height="1.2cm" svg:x="25.1cm" svg:y="9.1cm">
          <text:p text:style-name="P2"><text:span text:style-name="T1">funct(5:0)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4cm" svg:height="2.7cm" svg:x="-5.2cm" svg:y="7.6cm">
          <text:p text:style-name="P3"><text:span text:style-name="T2">Formato</text:span><text:span text:style-name="T2"><text:line-break/></text:span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-0.9cm" svg:y="1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0.1cm" svg:y="1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1.1cm" svg:y="1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2.1cm" svg:y="1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3.1cm" svg:y="1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4.1cm" svg:y="1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1.4cm" svg:x="5.1cm" svg:y="1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1.4cm" svg:x="6.1cm" svg:y="1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1.4cm" svg:x="7.1cm" svg:y="1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1.4cm" svg:x="8.1cm" svg:y="1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1.4cm" svg:x="9.1cm" svg:y="10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1.4cm" svg:x="10.1cm" svg:y="10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1.4cm" svg:x="11.1cm" svg:y="10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1.4cm" svg:x="12.1cm" svg:y="10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1.4cm" svg:x="13.1cm" svg:y="10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1.4cm" svg:x="14.1cm" svg:y="10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9cm" svg:height="1.4cm" svg:x="15.1cm" svg:y="10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9cm" svg:height="1.4cm" svg:x="16.1cm" svg:y="10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9cm" svg:height="1.4cm" svg:x="17.1cm" svg:y="10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9cm" svg:height="1.4cm" svg:x="18.1cm" svg:y="10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9cm" svg:height="1.4cm" svg:x="19.1cm" svg:y="10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9cm" svg:height="1.4cm" svg:x="20.1cm" svg:y="10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9cm" svg:height="1.4cm" svg:x="21.1cm" svg:y="10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9cm" svg:height="1.4cm" svg:x="22.1cm" svg:y="10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9cm" svg:height="1.4cm" svg:x="23.1cm" svg:y="10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9cm" svg:height="1.4cm" svg:x="24.1cm" svg:y="10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9cm" svg:height="1.4cm" svg:x="25.1cm" svg:y="10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9cm" svg:height="1.4cm" svg:x="26.1cm" svg:y="10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9cm" svg:height="1.4cm" svg:x="27.1cm" svg:y="10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9cm" svg:height="1.4cm" svg:x="28.1cm" svg:y="10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9cm" svg:height="1.4cm" svg:x="29.1cm" svg:y="10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9cm" svg:height="1.4cm" svg:x="30.1cm" svg:y="10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9cm" svg:height="1.2cm" svg:x="-0.9cm" svg:y="12.1cm">
          <text:p text:style-name="P2"><text:span text:style-name="T1">Opcode(31:26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9cm" svg:height="1.2cm" svg:x="5.1cm" svg:y="12.1cm">
          <text:p text:style-name="P2"><text:span text:style-name="T1">rs(25:21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9cm" svg:height="1.2cm" svg:x="10.1cm" svg:y="12.1cm">
          <text:p text:style-name="P2"><text:span text:style-name="T1">rt(20:16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5.9cm" svg:height="1.2cm" svg:x="15.1cm" svg:y="12.1cm">
          <text:p text:style-name="P2"><text:span text:style-name="T1">imediato(15:0)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4cm" svg:height="2.7cm" svg:x="-5.2cm" svg:y="10.6cm">
          <text:p text:style-name="P3"><text:span text:style-name="T2">Formato</text:span><text:span text:style-name="T2"><text:line-break/></text:span><text:span text:style-name="T2">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-0.9cm" svg:y="1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0.1cm" svg:y="1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1.1cm" svg:y="1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2.1cm" svg:y="1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3.1cm" svg:y="1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4.1cm" svg:y="13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5.1cm" svg:y="13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6.1cm" svg:y="13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7.1cm" svg:y="13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8.1cm" svg:y="13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9.1cm" svg:y="13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10.1cm" svg:y="13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11.1cm" svg:y="13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12.1cm" svg:y="13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13.1cm" svg:y="13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14.1cm" svg:y="13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15.1cm" svg:y="13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16.1cm" svg:y="13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17.1cm" svg:y="13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18.1cm" svg:y="13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19.1cm" svg:y="13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20.1cm" svg:y="13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21.1cm" svg:y="13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22.1cm" svg:y="13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23.1cm" svg:y="13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24.1cm" svg:y="13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25.1cm" svg:y="13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26.1cm" svg:y="13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27.1cm" svg:y="13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28.1cm" svg:y="13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29.1cm" svg:y="13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30.1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9cm" svg:height="1.2cm" svg:x="-0.9cm" svg:y="15.1cm">
          <text:p text:style-name="P2"><text:span text:style-name="T1">Opcode(31:26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5.9cm" svg:height="1.2cm" svg:x="5.1cm" svg:y="15.1cm">
          <text:p text:style-name="P2"><text:span text:style-name="T1">target address(25:0)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4cm" svg:height="2.7cm" svg:x="-5.2cm" svg:y="13.6cm">
          <text:p text:style-name="P3"><text:span text:style-name="T2">Formato</text:span><text:span text:style-name="T2"><text:line-break/></text:span><text:span text:style-name="T2">J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gerio </meta:initial-creator>
    <meta:creation-date>2013-07-03T22:41:45</meta:creation-date>
    <dc:date>2013-07-03T22:58:04</dc:date>
    <dc:creator>rogerio </dc:creator>
    <meta:editing-duration>PT4M8S</meta:editing-duration>
    <meta:editing-cycles>3</meta:editing-cycles>
    <meta:generator>LibreOffice/4.0.4.2$Linux_x86 LibreOffice_project/9e9821abd0ffdbc09cd8c52eaa574fa09eb08f2</meta:generator>
    <meta:document-statistic meta:object-count="143"/>
  </office:meta>
</office:document-meta>
</file>